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text-properties fo:language="ca" fo:country="ES" officeooo:rsid="000cb2e9" officeooo:paragraph-rsid="000cb2e9"/>
    </style:style>
    <style:style style:name="P3" style:family="paragraph" style:parent-style-name="Standard">
      <style:text-properties fo:language="ca" fo:country="ES" officeooo:paragraph-rsid="000cb2e9"/>
    </style:style>
    <style:style style:name="P4" style:family="paragraph" style:parent-style-name="Title">
      <style:text-properties fo:language="ca" fo:country="ES" officeooo:rsid="000cb2e9" officeooo:paragraph-rsid="000cb2e9"/>
    </style:style>
    <style:style style:name="T1" style:family="text">
      <style:text-properties officeooo:rsid="000cb2e9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47cm"/>
      </text:list-level-style-bullet>
      <text:list-level-style-bullet text:level="2" text:style-name="Bullet_20_Symbols" loext:num-list-format="%2%." style:num-suffix="." text:bullet-char="">
        <style:list-level-properties text:space-before="2.494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1.247cm"/>
      </text:list-level-style-bullet>
      <text:list-level-style-bullet text:level="2" text:style-name="Bullet_20_Symbols" loext:num-list-format="%2%." style:num-suffix="." text:bullet-char="">
        <style:list-level-properties text:space-before="2.494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">Steel Aces</text:p>
      <text:p text:style-name="P2"/>
      <text:p text:style-name="P2">Plataforma: PC</text:p>
      <text:p text:style-name="P2"/>
      <text:p text:style-name="P3">Target i classificació: <text:span text:style-name="T1">+12 anys</text:span></text:p>
      <text:p text:style-name="P3"/>
      <text:p text:style-name="P3"><text:span text:style-name="T1">G</text:span>ènere: <text:span text:style-name="T1">Bullet Hell</text:span></text:p>
      <text:p text:style-name="P3"/>
      <text:p text:style-name="P3">Maneres de joc: <text:span text:style-name="T1">Singleplayer</text:span></text:p>
      <text:p text:style-name="P3"/>
      <text:p text:style-name="P3">Logo del joc: 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>Pàgina 2: Resum del joc / ABSTRACT</text:p>
      <text:p text:style-name="P1"/>
      <text:p text:style-name="P1">Resum de la història: presentació, nus, desenllaç</text:p>
      <text:p text:style-name="P1"/>
      <text:p text:style-name="P1">Game Flow a grans trets</text:p>
      <text:p text:style-name="P1"/>
      <text:p text:style-name="P1">Localitzacions/capítols/anivellis/rondes del joc: on es desenvolupa, ambientació (Look and feel), estil visual…</text:p>
      <text:p text:style-name="P1"/>
      <text:p text:style-name="P1">Afegir concepts amb les localitzacions</text:p>
      <text:p text:style-name="P1"/>
      <text:p text:style-name="P1">Tipus de cambra: <text:span text:style-name="T1">2D Top Dow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16:31:25.410000000</meta:creation-date>
    <dc:date>2023-10-17T16:57:45.871000000</dc:date>
    <meta:editing-duration>PT16M10S</meta:editing-duration>
    <meta:editing-cycles>1</meta:editing-cycles>
    <meta:document-statistic meta:table-count="0" meta:image-count="0" meta:object-count="0" meta:page-count="1" meta:paragraph-count="12" meta:word-count="61" meta:character-count="400" meta:non-whitespace-character-count="350"/>
    <meta:generator>LibreOffice/7.2.1.2$Windows_X86_64 LibreOffice_project/87b77fad49947c1441b67c559c339af8f3517e22</meta:generator>
  </office:meta>
</office:document-meta>
</file>